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3DA0EE025EC7E63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10.5pt" style:font-size-asian="10.5pt" style:font-size-complex="10.5pt"/>
    </style:style>
    <style:style style:name="P3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urso de Flutter<text:line-break/><text:span text:style-name="T1">Widgets Básicos</text:span></text:p>
          </draw:text-box>
        </draw:frame>
        <draw:frame presentation:style-name="pr2" draw:text-style-name="P2" draw:layer="layout" svg:width="25.2cm" svg:height="9.454cm" svg:x="1.4cm" svg:y="3.64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3">Text</text:span></text:p>
            <text:p text:style-name="P1"><text:span text:style-name="T3"/></text:p>
            <text:p text:style-name="P1"><text:span text:style-name="T2">O widget Texto permite criar uma execução de texto com estilo dentro do seu aplicativo.</text:span></text:p>
            <text:p text:style-name="P1"><text:span text:style-name="T2"/></text:p>
            <text:p text:style-name="P1"><text:span text:style-name="T3">Row, Column</text:span></text:p>
            <text:p text:style-name="P1"><text:span text:style-name="T3"/></text:p>
            <text:p text:style-name="P1"><text:span text:style-name="T2">Esses widgets flexíveis permitem criar layouts flexíveis nas direções horizontal (Linha) e vertical (Coluna). O design desses objetos é baseado no modelo de layout do flexbox da Web.</text:span></text:p>
            <text:p text:style-name="P1"><text:span text:style-name="T2"/></text:p>
            <text:p text:style-name="P1"><text:span text:style-name="T3">Stack</text:span></text:p>
            <text:p text:style-name="P1"><text:span text:style-name="T3"/></text:p>
            <text:p text:style-name="P1"><text:span text:style-name="T2">Em vez de orientar-se linearmente (horizontal ou verticalmente), um widget Pilha permite colocar widgets uns sobre os outros em ordem de pintura. Você pode usar o widget Posicionado nos filhos de uma pilha para posicioná-los em relação à borda superior, direita, inferior ou esquerda da pilha. As pilhas são baseadas no modelo de layout de posicionamento absoluto da web.</text:span></text:p>
            <text:p text:style-name="P1"><text:span text:style-name="T2"/></text:p>
            <text:p text:style-name="P1"><text:span text:style-name="T3">Container</text:span></text:p>
            <text:p text:style-name="P1"><text:span text:style-name="T3"/></text:p>
            <text:p text:style-name="P1"><text:span text:style-name="T2">O widget Container permite criar um elemento visual retangular. Um contêiner pode ser decorado com uma BoxDecoration, como plano de fundo, borda ou sombra. Um contêiner também pode ter margens, preenchimento e restrições aplicadas ao seu tamanho. Além disso, um contêiner pode ser transformado no espaço tridimensional usando uma matriz.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3DA0EE025EC7E63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2:01:14.039000000</meta:creation-date>
    <meta:editing-duration>PT4H52M1S</meta:editing-duration>
    <meta:editing-cycles>4</meta:editing-cycles>
    <meta:generator>LibreOffice/6.1.4.2$Windows_X86_64 LibreOffice_project/9d0f32d1f0b509096fd65e0d4bec26ddd1938fd3</meta:generator>
    <dc:title>Bright Blue</dc:title>
    <dc:date>2020-05-28T17:30:53.998000000</dc:date>
    <meta:document-statistic meta:object-count="26"/>
  </office:meta>
</office:document-meta>
</file>